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New Roman" svg:font-family="'TimesNew Roman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New Roman" fo:font-size="20pt" fo:font-weight="bold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style:font-name="TimesNew Roman" fo:font-size="12pt" style:font-size-asian="12pt" style:font-size-complex="12pt"/>
    </style:style>
    <style:style style:name="P3" style:family="paragraph" style:parent-style-name="Preformatted_20_Text">
      <style:text-properties style:font-name="Times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Times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TimesNew Roman" fo:font-size="14pt" fo:font-weight="bold" officeooo:paragraph-rsid="001b30bf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Times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Create Pipenv</text:p>
      <text:p text:style-name="P2"><text:tab/>Command: Pipenv install requirements</text:p>
      <text:p text:style-name="P2"/>
      <text:p text:style-name="P4">To activate the environment</text:p>
      <text:p text:style-name="P2"><text:tab/>pipenv shell</text:p>
      <text:p text:style-name="P2"/>
      <text:p text:style-name="P2"><text:span text:style-name="T2">To check all the packages that are installed</text:span> </text:p>
      <text:p text:style-name="P2"><text:tab/>pipenv graph </text:p>
      <text:p text:style-name="P2"/>
      <text:p text:style-name="P6">The Migration Environment</text:p>
      <text:p text:style-name="P2"/>
      <text:p text:style-name="P4">To create a migration environment</text:p>
      <text:p text:style-name="P2"><text:tab/>alembic init migrations</text:p>
      <text:p text:style-name="P2"/>
      <text:p text:style-name="P3">Where above, the init command was called to generate a migrations directory called alembic:</text:p>
      <text:p text:style-name="P2"/>
      <text:p text:style-name="P2">Creating directory /path/to/yourproject/alembic...done</text:p>
      <text:p text:style-name="P2">Creating directory /path/to/yourproject/alembic/versions...done</text:p>
      <text:p text:style-name="P2">Generating /path/to/yourproject/alembic.ini...done</text:p>
      <text:p text:style-name="P2">Generating /path/to/yourproject/alembic/env.py...done</text:p>
      <text:p text:style-name="P2">Generating /path/to/yourproject/alembic/README...done</text:p>
      <text:p text:style-name="P2">Generating /path/to/yourproject/alembic/script.py.mako...done</text:p>
      <text:p text:style-name="P2">Please edit configuration/connection/logging settings in</text:p>
      <text:p text:style-name="P2">'/path/to/yourproject/alembic.ini' before proceeding.</text:p>
      <text:p text:style-name="P2"/>
      <text:p text:style-name="P4">Alembic also includes other environment templates. These can be listed out using the list_templates command:</text:p>
      <text:p text:style-name="P2"/>
      <text:p text:style-name="P2"><text:tab/>alembic list_templates</text:p>
      <text:p text:style-name="P2"/>
      <text:p text:style-name="P2"><text:span text:style-name="T2">Create a Migration Script</text:span> <text:s/></text:p>
      <text:p text:style-name="P2"/>
      <text:p text:style-name="P2"><text:tab/>alembic revision -m "create account table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New Roman" svg:font-family="'TimesNew Roman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5T10:49:58.230348891</dc:date>
    <meta:editing-duration>PT4M38S</meta:editing-duration>
    <meta:editing-cycles>1</meta:editing-cycles>
    <meta:document-statistic meta:table-count="0" meta:image-count="0" meta:object-count="0" meta:page-count="1" meta:paragraph-count="22" meta:word-count="96" meta:character-count="966" meta:non-whitespace-character-count="882"/>
    <meta:generator>LibreOffice/6.0.3.2$Linux_X86_64 LibreOffice_project/00m0$Build-2</meta:generator>
  </office:meta>
</office:document-meta>
</file>